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1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Proto-Kiranti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1">
          <table:table-cell office:value-type="string">
            <text:p>[k|kʰ]l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[k|kʰ]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[pʰ|p]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 table:number-columns-repeated="1004"/>
        </table:table-row>
        <table:table-row table:style-name="ro7">
          <table:table-cell office:value-type="string">
            <text:p>[s|d]ik &gt; sikt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8">
          <table:table-cell office:value-type="string">
            <text:p>[t|tʰ]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[e|a]r &gt; tser-s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4">
          <table:table-cell office:value-type="string">
            <text:p>[ts|s]am &gt; sam-t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/>
          <table:table-cell table:number-columns-repeated="1005"/>
        </table:table-row>
        <table:table-row table:style-name="ro7">
          <table:table-cell office:value-type="string">
            <text:p>[ts|s]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4">
          <table:table-cell office:value-type="string">
            <text:p>be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4">
          <table:table-cell office:value-type="string">
            <text:p>b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5">
          <table:table-cell office:value-type="string">
            <text:p>bl[u|i]m &gt; blimt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bla: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1">
          <table:table-cell office:value-type="string">
            <text:p>ble[p|m]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lu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1">
          <table:table-cell office:value-type="string">
            <text:p>br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b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[ɑ|a]pt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da[ŋ|k]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i: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7">
          <table:table-cell office:value-type="string">
            <text:p>dim &gt; dimt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4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8">
          <table:table-cell office:value-type="string">
            <text:p>d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1">
          <table:table-cell office:value-type="string">
            <text:p>duk &gt; dukt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4">
          <table:table-cell office:value-type="string">
            <text:p>d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um &gt; dum-si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um &gt; dumt / dum-si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4">
          <table:table-cell office:value-type="string">
            <text:p>dz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table:number-columns-repeated="1004"/>
        </table:table-row>
        <table:table-row table:style-name="ro1">
          <table:table-cell office:value-type="string">
            <text:p>dzɑ: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4">
          <table:table-cell office:value-type="string">
            <text:p>dz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dzɛk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4">
          <table:table-cell office:value-type="string">
            <text:p>dz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z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ur ?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4">
          <table:table-cell office:value-type="string">
            <text:p>g[a|e]k ?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7">
          <table:table-cell office:value-type="string">
            <text:p>g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g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5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4">
          <table:table-cell office:value-type="string">
            <text:p>gla[k|ŋ]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glu[m|p]t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1">
          <table:table-cell office:value-type="string">
            <text:p>gɔl &gt; gɔl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1">
          <table:table-cell office:value-type="string">
            <text:p>g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gr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&gt; gu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1">
          <table:table-cell office:value-type="string">
            <text:p>hap &gt; hap-t / hap-s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1">
          <table:table-cell office:value-type="string">
            <text:p>hapt 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1">
          <table:table-cell office:value-type="string">
            <text:p>h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1">
          <table:table-cell office:value-type="string">
            <text:p>h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1">
          <table:table-cell office:value-type="string">
            <text:p>h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15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h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4">
          <table:table-cell office:value-type="string">
            <text:p>h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1">
          <table:table-cell office:value-type="string">
            <text:p>huk &gt; hukt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hut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5" office:value-type="string">
            <text:p>hɨtma (hɨttu)</text:p>
          </table:table-cell>
          <table:table-cell office:value-type="string">
            <text:p>burn</text:p>
          </table:table-cell>
          <table:table-cell table:style-name="ce15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4">
          <table:table-cell office:value-type="string">
            <text:p>jakt &gt; jak-s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a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4">
          <table:table-cell office:value-type="string">
            <text:p>j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table:number-columns-repeated="1004"/>
        </table:table-row>
        <table:table-row table:style-name="ro1">
          <table:table-cell office:value-type="string">
            <text:p>j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8">
          <table:table-cell office:value-type="string">
            <text:p>j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joŋ &gt; joŋ-t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5">
          <table:table-cell office:value-type="string">
            <text:p>jɔ: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4">
          <table:table-cell office:value-type="string">
            <text:p>ju / jɛ ?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u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[e|i]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k[e|i]p &gt; kep-t / kʰept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1">
          <table:table-cell office:value-type="string">
            <text:p>k[i|e]k &gt; gik</text:p>
          </table:table-cell>
          <table:table-cell table:style-name="ce3"/>
          <table:table-cell/>
          <table:table-cell table:style-name="ce3"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eks</text:p>
          </table:table-cell>
          <table:table-cell office:value-type="string">
            <text:p>be caught, be hooked</text:p>
          </table:table-cell>
          <table:table-cell table:number-columns-repeated="1004"/>
        </table:table-row>
        <table:table-row table:style-name="ro7">
          <table:table-cell office:value-type="string">
            <text:p>k[i|e]k &gt; kek-s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1">
          <table:table-cell office:value-type="string">
            <text:p>k[o|ɑ]l &gt; g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[r]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k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1">
          <table:table-cell office:value-type="string">
            <text:p>kam &gt; kam-t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4">
          <table:table-cell office:value-type="string">
            <text:p>kɑ:rt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7">
          <table:table-cell office:value-type="string">
            <text:p>kekt &gt; gek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ŋ &gt; g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[e|i]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4">
          <table:table-cell office:value-type="string">
            <text:p>kʰ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kʰɑp &gt; gɑp &gt; gɑp-t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5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ɑr &gt; kʰɑrt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1">
          <table:table-cell office:value-type="string">
            <text:p>kʰra:p &gt; kʰra:p-si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9">
          <table:table-cell office:value-type="string">
            <text:p>khr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 table:number-columns-repeated="1004"/>
        </table:table-row>
        <table:table-row table:style-name="ro4">
          <table:table-cell office:value-type="string">
            <text:p>kʰu: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5">
          <table:table-cell office:value-type="string">
            <text:p>kh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1">
          <table:table-cell office:value-type="string">
            <text:p>kru:k &gt; kru:k-t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5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w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kwɑp &gt; kwɑp-t / kwɑp-s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4">
          <table:table-cell office:value-type="string">
            <text:p>l[a|e|o]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1">
          <table:table-cell office:value-type="string">
            <text:p>l[a|o]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1">
          <table:table-cell office:value-type="string">
            <text:p>l[e|i]s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[u|i]m &gt; lim-t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a &gt;&gt; lo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ɛmt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5">
          <table:table-cell office:value-type="string">
            <text:p>li:[k|ŋ] &gt; li:k-s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1">
          <table:table-cell office:value-type="string">
            <text:p>lim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7">
          <table:table-cell office:value-type="string">
            <text:p>l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luk &gt; luk-t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7">
          <table:table-cell office:value-type="string">
            <text:p>lup &gt; lup-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1">
          <table:table-cell office:value-type="string">
            <text:p>lut &gt; lut-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4">
          <table:table-cell office:value-type="string">
            <text:p>m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5">
          <table:table-cell office:value-type="string">
            <text:p>mɑ: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1">
          <table:table-cell office:value-type="string">
            <text:p>m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4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u: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1">
          <table:table-cell office:value-type="string">
            <text:p>n[e|i]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nɑ-si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table:number-columns-repeated="1004"/>
        </table:table-row>
        <table:table-row table:style-name="ro5">
          <table:table-cell office:value-type="string">
            <text:p>nɑm &gt; nɑm-s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8">
          <table:table-cell office:value-type="string">
            <text:p>nɛ: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7">
          <table:table-cell office:value-type="string">
            <text:p>n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nur &gt; nur-si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4">
          <table:table-cell office:value-type="string">
            <text:p>ŋ[u|i]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>
            <text:p>ŋ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5">
          <table:table-cell office:value-type="string">
            <text:p>ŋet &gt; ŋet-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ŋin &gt; ŋin-t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ŋ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1">
          <table:table-cell office:value-type="string">
            <text:p>ŋɔ &gt; ŋɔ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1">
          <table:table-cell office:value-type="string">
            <text:p>p[i|e]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i|e][n]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1">
          <table:table-cell office:value-type="string">
            <text:p>pʰ[r]ek &gt; pʰrek-t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pʰ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pʰ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1">
          <table:table-cell office:value-type="string">
            <text:p>pʰ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6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rok &gt; pʰrok -si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0">
          <table:table-cell office:value-type="string">
            <text:p>pʰ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pil &gt; pil-t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en &gt; pl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ep &gt; plep-t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okt &gt; bok &gt; bokt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ot &gt; b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4">
          <table:table-cell office:value-type="string">
            <text:p>pot &gt; pot-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ɔ &gt;&gt; pa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7">
          <table:table-cell office:value-type="string">
            <text:p>pram &gt; bram &gt; bram-t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pr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r[u|ɔ]kt &gt; rɔk-s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2">
          <table:table-cell office:value-type="string">
            <text:p>r|u|o]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r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1">
          <table:table-cell office:value-type="string">
            <text:p>rɑŋt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7" office:value-type="string">
            <text:p>re[t]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4">
          <table:table-cell table:style-name="ce7" office:value-type="string">
            <text:p>r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table:style-name="ce7" office:value-type="string">
            <text:p>r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1">
          <table:table-cell office:value-type="string">
            <text:p>r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1">
          <table:table-cell office:value-type="string">
            <text:p>r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7" office:value-type="string">
            <text:p>r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ɔk &gt; rɔk-t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7">
          <table:table-cell office:value-type="string">
            <text:p>ru:ŋt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8">
          <table:table-cell table:style-name="ce7" office:value-type="string">
            <text:p>ru[m|p]t &gt; rups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1">
          <table:table-cell office:value-type="string">
            <text:p>s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:k &gt; sa:k-t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13">
          <table:table-cell office:value-type="string">
            <text:p>s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ɛl &gt; sɛl-t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1">
          <table:table-cell office:value-type="string">
            <text:p>sɛŋ &gt; sɛŋ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4">
          <table:table-cell office:value-type="string">
            <text:p>s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4">
          <table:table-cell office:value-type="string">
            <text:p>s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s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5">
          <table:table-cell office:value-type="string">
            <text:p>s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s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op &gt; sop-t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s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4">
          <table:table-cell office:value-type="string">
            <text:p>s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8">
          <table:table-cell office:value-type="string">
            <text:p>t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7">
          <table:table-cell office:value-type="string">
            <text:p>tan &gt; tan-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4">
          <table:table-cell office:value-type="string">
            <text:p>tap &gt; tap-s 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4">
          <table:table-cell office:value-type="string">
            <text:p>t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4">
          <table:table-cell office:value-type="string">
            <text:p>t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er &gt; tʰer &gt; tʰer-t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1">
          <table:table-cell office:value-type="string">
            <text:p>tʰ[e|a]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string">
            <text:p>tʰ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3">
          <table:table-cell office:value-type="string">
            <text:p>tʰar &gt; tʰar-t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10"/>
          <table:table-cell table:style-name="ce11"/>
          <table:table-cell table:style-name="ce7"/>
          <table:table-cell table:number-columns-repeated="1003"/>
        </table:table-row>
        <table:table-row table:style-name="ro5">
          <table:table-cell office:value-type="string">
            <text:p>tʰ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ʰin &gt; tʰin-t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ʰ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h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string">
            <text:p>tʰ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4">
          <table:table-cell office:value-type="string">
            <text:p>ti: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12">
          <table:table-cell office:value-type="string">
            <text:p>tokt &gt; tok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1">
          <table:table-cell office:value-type="string">
            <text:p>ts[e|a]k &gt; tsak-t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4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ɑm &gt; tsɑm-s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sɑŋ &gt; tsɑŋ-t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/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4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ept &gt; tsep-s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em &gt; tsʰem-t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13">
          <table:table-cell office:value-type="string">
            <text:p>tsʰɛl &gt; tsʰɛl-t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1">
          <table:table-cell office:value-type="string">
            <text:p>tsʰik &gt; dzik &gt; dzik-t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4">
          <table:table-cell office:value-type="string">
            <text:p>tsʰ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4">
          <table:table-cell office:value-type="string">
            <text:p>tsi:m &gt; tsi:pt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1">
          <table:table-cell office:value-type="string">
            <text:p>tsi[p|m]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ts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ts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5">
          <table:table-cell office:value-type="string">
            <text:p>tsuk &gt; dz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1">
          <table:table-cell office:value-type="string">
            <text:p>tsurt &gt; dzur &gt; dzur-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8">
          <table:table-cell office:value-type="string">
            <text:p>t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t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7">
          <table:table-cell office:value-type="string">
            <text:p>tup &gt; tup-t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tʊk &gt; tʊk-si / dʊk &gt; dʊk-t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2">
          <table:table-cell office:value-type="string">
            <text:p>wa: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1">
          <table:table-cell office:value-type="string">
            <text:p>w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w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ʔ[e|a]m &gt; ʔem-t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8">
          <table:table-cell office:value-type="string">
            <text:p>ʔak &gt; ʔak-t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ʔɑp &gt; ʔɑp-t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ʔ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5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4">
          <table:table-cell office:value-type="string">
            <text:p>ʔ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1">
          <table:table-cell office:value-type="string">
            <text:p>ʔip-si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4">
          <table:table-cell office:value-type="string">
            <text:p>ʔ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m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ʔnu[r]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4">
          <table:table-cell office:value-type="string">
            <text:p>ʔŋol &gt; ʔŋol-t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:k &gt; ʔɔ:k-t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0">
          <table:table-cell office:value-type="string">
            <text:p>ʔɔr &gt; ʔɔr-si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8">
          <table:table-cell office:value-type="string">
            <text:p>ʔum &gt; ʔum-t / ʔum-s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8" table:number-rows-repeated="65244">
          <table:table-cell table:number-columns-repeated="1014"/>
        </table:table-row>
        <table:table-row table:style-name="ro8">
          <table:table-cell table:style-name="Default" table:number-columns-repeated="10"/>
          <table:table-cell table:number-columns-repeated="1004"/>
        </table:table-row>
        <table:table-row table:style-name="ro8">
          <table:table-cell table:style-name="Default" table:number-columns-repeated="11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4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11">
          <table:table-cell table:style-name="ce11"/>
          <table:table-cell table:style-name="ce10" office:value-type="string">
            <text:p>k</text:p>
          </table:table-cell>
          <table:table-cell table:number-columns-repeated="4"/>
          <table:table-cell table:style-name="ce11" table:number-columns-repeated="7"/>
        </table:table-row>
        <table:table-row table:style-name="ro11" table:number-rows-repeated="41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3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17:0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3-03T17:04:37.15</dc:date>
    <meta:editing-duration>P2DT6H32M5S</meta:editing-duration>
    <meta:editing-cycles>375</meta:editing-cycles>
    <meta:generator>OpenOffice/4.0.1$Win32 OpenOffice.org_project/401m5$Build-9714</meta:generator>
    <dc:creator>Guillaume Jacques</dc:creator>
    <meta:document-statistic meta:table-count="3" meta:cell-count="1936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